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8.068cm"/>
    </style:style>
    <style:style style:name="co8" style:family="table-column">
      <style:table-column-properties fo:break-before="auto" style:column-width="3.314cm"/>
    </style:style>
    <style:style style:name="co9" style:family="table-column">
      <style:table-column-properties fo:break-before="auto" style:column-width="3.4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date" office:date-value="2015-06-10">
            <text:p>10/06/15</text:p>
          </table:table-cell>
          <table:table-cell office:value-type="string">
            <text:p>-&gt; update auto from scholar ?</text:p>
          </table:table-cell>
          <table:table-cell table:number-columns-repeated="1022"/>
        </table:table-row>
        <table:table-row table:style-name="ro2">
          <table:table-cell table:number-columns-repeated="8"/>
          <table:table-cell office:value-type="string">
            <text:p>-&gt; shitty vars ?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Institution</text:p>
          </table:table-cell>
          <table:table-cell table:style-name="ce3" office:value-type="string">
            <text:p>Grade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H-index</text:p>
          </table:table-cell>
          <table:table-cell table:style-name="ce3" office:value-type="string">
            <text:p>citations</text:p>
          </table:table-cell>
          <table:table-cell table:style-name="ce3" office:value-type="string">
            <text:p>url</text:p>
          </table:table-cell>
          <table:table-cell table:style-name="ce3" office:value-type="string">
            <text:p>gs position_full</text:p>
          </table:table-cell>
          <table:table-cell table:style-name="ce3" office:value-type="string">
            <text:p>gs_position_name</text:p>
          </table:table-cell>
          <table:table-cell table:style-name="ce3" table:number-columns-repeated="1015"/>
        </table:table-row>
        <table:table-row table:style-name="ro2">
          <table:table-cell table:style-name="ce4" office:value-type="string">
            <text:p>Milena Tsvetkova</text:p>
          </table:table-cell>
          <table:table-cell office:value-type="string">
            <text:p>Cornell U</text:p>
          </table:table-cell>
          <table:table-cell office:value-type="string">
            <text:p>PhD candidate ?</text:p>
          </table:table-cell>
          <table:table-cell office:value-type="string">
            <text:p>Sociology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http://tsvetkova.me/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Anto</text:p>
          </table:table-cell>
          <table:table-cell office:value-type="string">
            <text:p>College de France</text:p>
          </table:table-cell>
          <table:table-cell office:value-type="string">
            <text:p>Research Assistant</text:p>
          </table:table-cell>
          <table:table-cell office:value-type="string">
            <text:p>Econometric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http://www.abergeaud.com/Eco/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http://evangelospournara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legewie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hyoun.me/</text:p>
          </table:table-cell>
          <table:table-cell table:number-columns-repeated="1017"/>
        </table:table-row>
        <table:table-row table:style-name="ro2">
          <table:table-cell office:value-type="string">
            <text:p>Camille Roth</text:p>
          </table:table-cell>
          <table:table-cell table:number-columns-repeated="5"/>
          <table:table-cell office:value-type="string">
            <text:p>http://camille.roth.free.fr/index.php</text:p>
          </table:table-cell>
          <table:table-cell table:number-columns-repeated="1017"/>
        </table:table-row>
        <table:table-row table:style-name="ro2">
          <table:table-cell office:value-type="string">
            <text:p>Arnaud</text:p>
          </table:table-cell>
          <table:table-cell office:value-type="string">
            <text:p>Géographie-Cités</text:p>
          </table:table-cell>
          <table:table-cell table:number-columns-repeated="4"/>
          <table:table-cell office:value-type="string">
            <text:p>http://arnaudbanos.perso.neuf.fr/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Rémi</text:p>
          </table:table-cell>
          <table:table-cell office:value-type="string">
            <text:p>UCL</text:p>
          </table:table-cell>
          <table:table-cell/>
          <table:table-cell office:value-type="string">
            <text:p>Physics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string">
            <text:p>http://rlouf.github.io/not-one-bit-simpler/index.htm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Clem</text:p>
          </table:table-cell>
          <table:table-cell office:value-type="string">
            <text:p>UCL</text:p>
          </table:table-cell>
          <table:table-cell/>
          <table:table-cell office:value-type="string">
            <text:p>Geograph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>
            <text:p>Jean</text:p>
          </table:table-cell>
          <table:table-cell office:value-type="string">
            <text:p>Institut de Mathématiques de Toulouse</text:p>
          </table:table-cell>
          <table:table-cell/>
          <table:table-cell office:value-type="string">
            <text:p>Mathematics</text:p>
          </table:table-cell>
          <table:table-cell table:number-columns-repeated="2"/>
          <table:table-cell office:value-type="string">
            <text:p>http://www.math.univ-toulouse.fr/~jraimbau/</text:p>
          </table:table-cell>
          <table:table-cell table:number-columns-repeated="1017"/>
        </table:table-row>
        <table:table-row table:style-name="ro2">
          <table:table-cell office:value-type="string">
            <text:p>Florent</text:p>
          </table:table-cell>
          <table:table-cell table:number-columns-repeated="5"/>
          <table:table-cell office:value-type="string">
            <text:p>http://flenechet.free.fr/</text:p>
          </table:table-cell>
          <table:table-cell table:number-columns-repeated="1017"/>
        </table:table-row>
        <table:table-row table:style-name="ro2">
          <table:table-cell office:value-type="string">
            <text:p>Romain Reuillon</text:p>
          </table:table-cell>
          <table:table-cell table:number-columns-repeated="2"/>
          <table:table-cell office:value-type="string">
            <text:p>Computer Science</text:p>
          </table:table-cell>
          <table:table-cell office:value-type="float" office:value="9">
            <text:p>9</text:p>
          </table:table-cell>
          <table:table-cell office:value-type="float" office:value="223">
            <text:p>223</text:p>
          </table:table-cell>
          <table:table-cell office:value-type="string">
            <text:p>http://www.iscpif.fr/~reuillon/</text:p>
          </table:table-cell>
          <table:table-cell table:number-columns-repeated="1017"/>
        </table:table-row>
        <table:table-row table:style-name="ro2">
          <table:table-cell office:value-type="string">
            <text:p>Franck Varenne</text:p>
          </table:table-cell>
          <table:table-cell office:value-type="string">
            <text:p>GEMASS</text:p>
          </table:table-cell>
          <table:table-cell/>
          <table:table-cell office:value-type="string">
            <text:p>Epistemology</text:p>
          </table:table-cell>
          <table:table-cell table:number-columns-repeated="2"/>
          <table:table-cell office:value-type="string">
            <text:p>http://franck.varenne.monsite-orange.fr/</text:p>
          </table:table-cell>
          <table:table-cell/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David Chavalarias</text:p>
          </table:table-cell>
          <table:table-cell table:number-columns-repeated="5"/>
          <table:table-cell office:value-type="string">
            <text:p>http://chavalarias.com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JC Filliatre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s://www.lri.fr/~filliatr/</text:p>
          </table:table-cell>
          <table:table-cell table:number-columns-repeated="1017"/>
        </table:table-row>
        <table:table-row table:style-name="ro2">
          <table:table-cell office:value-type="string">
            <text:p>Julien Signoles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julien.signoles.free.f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bourdinsebastien/</text:p>
          </table:table-cell>
          <table:table-cell table:number-columns-repeated="1017"/>
        </table:table-row>
        <table:table-row table:style-name="ro2">
          <table:table-cell office:value-type="string">
            <text:p>Etienne Come</text:p>
          </table:table-cell>
          <table:table-cell office:value-type="string">
            <text:p>IFSTTAR</text:p>
          </table:table-cell>
          <table:table-cell/>
          <table:table-cell office:value-type="string">
            <text:p>Transportation</text:p>
          </table:table-cell>
          <table:table-cell table:number-columns-repeated="2"/>
          <table:table-cell office:value-type="string">
            <text:p>http://www.comeetie.fr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ierre-Olivier</text:p>
          </table:table-cell>
          <table:table-cell office:value-type="string">
            <text:p>Géographie-Cités/LISER</text:p>
          </table:table-cell>
          <table:table-cell/>
          <table:table-cell office:value-type="string">
            <text:p>Mobility</text:p>
          </table:table-cell>
          <table:table-cell table:number-columns-repeated="2"/>
          <table:table-cell office:value-type="string">
            <text:p>http://pierre-olivier.chasset.net/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>
            <text:p>http://www.lix.polytechnique.fr/Labo/Gilles.Schaeffe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asvanleeuwen.net/</text:p>
          </table:table-cell>
          <table:table-cell table:number-columns-repeated="1017"/>
        </table:table-row>
        <table:table-row table:style-name="ro2">
          <table:table-cell office:value-type="string">
            <text:p>Yoann Pigné</text:p>
          </table:table-cell>
          <table:table-cell office:value-type="string">
            <text:p>Université du Havre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>
            <text:p>Nico</text:p>
          </table:table-cell>
          <table:table-cell office:value-type="string">
            <text:p>INRIA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www.univ-orleans.fr/lifo/Members/Nicolas.Dugue/</text:p>
          </table:table-cell>
          <table:table-cell table:number-columns-repeated="1017"/>
        </table:table-row>
        <table:table-row table:style-name="ro2">
          <table:table-cell office:value-type="string">
            <text:p>Cristoph</text:p>
          </table:table-cell>
          <table:table-cell table:number-columns-repeated="2"/>
          <table:table-cell office:value-type="string">
            <text:p>GIS</text:p>
          </table:table-cell>
          <table:table-cell table:number-columns-repeated="2"/>
          <table:table-cell office:value-type="string">
            <text:p>https://chri.stoph.at/blog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renocon.com/</text:p>
          </table:table-cell>
          <table:table-cell table:number-columns-repeated="1017"/>
        </table:table-row>
        <table:table-row table:style-name="ro2">
          <table:table-cell office:value-type="string">
            <text:p>Jehanne</text:p>
          </table:table-cell>
          <table:table-cell table:number-columns-repeated="5"/>
          <table:table-cell office:value-type="string">
            <text:p>http://user.math.uzh.ch/dousse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dyeakel.github.io/CV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usamabilal/home</text:p>
          </table:table-cell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3/07/2016</text:date>, <text:time>19:4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6-07-03T19:48:28</dc:date>
    <dc:creator>Juste Raimbault</dc:creator>
    <meta:editing-duration>PT6H6M41S</meta:editing-duration>
    <meta:editing-cycles>25</meta:editing-cycles>
    <meta:generator>OpenOffice/4.1.1$Unix OpenOffice.org_project/411m6$Build-9775</meta:generator>
    <meta:document-statistic meta:table-count="3" meta:cell-count="106" meta:object-count="0"/>
    <meta:user-defined meta:name=""/>
  </office:meta>
</office:document-meta>
</file>